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T1" style:family="text">
      <style:text-properties fo:color="#ffffff" loext:opacity="100%" fo:font-weight="bold" fo:background-color="#ff860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972f" loext:opacity="100%" fo:font-weight="bold" fo:background-color="transparent" style:font-weight-asian="bold" style:font-weight-complex="bold"/>
    </style:style>
    <style:style style:name="T4" style:family="text">
      <style:text-properties style:use-window-font-color="true" loext:opacity="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44cm" svg:height="2.384cm" svg:x="7.667cm" svg:y="7.506cm">
          <draw:text-box>
            <text:p>With bg →<text:span text:style-name="T1">1/4</text:span><text:span text:style-name="T2"> </text:span></text:p>
            <text:p>With stroke → <text:span text:style-name="T3">1/4</text:span></text:p>
            <text:p><text:span text:style-name="T4">Default → </text:span><text:span text:style-name="T3">1/4</text:span></text:p>
          </draw:text-box>
        </draw:frame>
        <draw:frame draw:style-name="gr1" draw:text-style-name="P1" draw:layer="layout" svg:width="5.298cm" svg:height="0.962cm" svg:x="15.287cm" svg:y="25.438cm">
          <draw:text-box>
            <text:p>Pos: bottom right</text:p>
          </draw:text-box>
        </draw:frame>
        <draw:frame draw:style-name="gr1" draw:text-style-name="P1" draw:layer="layout" svg:width="4.913cm" svg:height="0.962cm" svg:x="1.41cm" svg:y="25.447cm">
          <draw:text-box>
            <text:p>Pos: bottom left</text:p>
          </draw:text-box>
        </draw:frame>
        <draw:frame draw:style-name="gr1" draw:text-style-name="P1" draw:layer="layout" svg:width="5.828cm" svg:height="0.962cm" svg:x="8.19cm" svg:y="25.447cm">
          <draw:text-box>
            <text:p>Pos: bottom center</text:p>
          </draw:text-box>
        </draw:frame>
        <draw:frame draw:style-name="gr1" draw:text-style-name="P1" draw:layer="layout" svg:width="3.855cm" svg:height="0.962cm" svg:x="1.841cm" svg:y="1.635cm">
          <draw:text-box>
            <text:p>Pos: top left</text:p>
          </draw:text-box>
        </draw:frame>
        <draw:frame draw:style-name="gr1" draw:text-style-name="P1" draw:layer="layout" svg:width="4.24cm" svg:height="0.962cm" svg:x="15.81cm" svg:y="1.625cm">
          <draw:text-box>
            <text:p>Pos: top right</text:p>
          </draw:text-box>
        </draw:frame>
        <draw:frame draw:style-name="gr1" draw:text-style-name="P1" draw:layer="layout" svg:width="4.769cm" svg:height="0.962cm" svg:x="8.302cm" svg:y="1.635cm">
          <draw:text-box>
            <text:p>Pos: top cen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9T01:05:32.426000000</meta:creation-date>
    <meta:print-date>2024-05-19T01:19:09.996000000</meta:print-date>
    <meta:printed-by>PDF files</meta:printed-by>
    <dc:date>2024-05-19T01:20:26.679000000</dc:date>
    <meta:editing-duration>PT1M16S</meta:editing-duration>
    <meta:editing-cycles>1</meta:editing-cycles>
    <meta:document-statistic meta:object-count="7"/>
    <meta:generator>LibreOffice/24.2.3.2$Windows_X86_64 LibreOffice_project/433d9c2ded56988e8a90e6b2e771ee4e6a5ab2ba</meta:generator>
  </office:meta>
</office:document-meta>
</file>